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218cm" fo:margin-left="-1.639cm" table:align="left"/>
    </style:style>
    <style:style style:name="Table1.A" style:family="table-column">
      <style:table-column-properties style:column-width="2.79cm"/>
    </style:style>
    <style:style style:name="Table1.B" style:family="table-column">
      <style:table-column-properties style:column-width="3.247cm"/>
    </style:style>
    <style:style style:name="Table1.C" style:family="table-column">
      <style:table-column-properties style:column-width="2.189cm"/>
    </style:style>
    <style:style style:name="Table1.D" style:family="table-column">
      <style:table-column-properties style:column-width="2.212cm"/>
    </style:style>
    <style:style style:name="Table1.G" style:family="table-column">
      <style:table-column-properties style:column-width="2.214cm"/>
    </style:style>
    <style:style style:name="Table1.H" style:family="table-column">
      <style:table-column-properties style:column-width="2.187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fo:padding="0.097cm" fo:border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423a" officeooo:paragraph-rsid="001a423a"/>
    </style:style>
    <style:style style:name="P2" style:family="paragraph" style:parent-style-name="Standard">
      <style:text-properties officeooo:rsid="001c0f01" officeooo:paragraph-rsid="001c0f01"/>
    </style:style>
    <style:style style:name="P3" style:family="paragraph" style:parent-style-name="Standard">
      <style:text-properties officeooo:rsid="001ca08f" officeooo:paragraph-rsid="001ca08f"/>
    </style:style>
    <style:style style:name="P4" style:family="paragraph" style:parent-style-name="Heading_20_3">
      <style:text-properties fo:font-size="12pt" fo:font-weight="normal" officeooo:rsid="002922ea" officeooo:paragraph-rsid="002922e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rsid="001d4699" officeooo:paragraph-rsid="001d4699"/>
    </style:style>
    <style:style style:name="P6" style:family="paragraph" style:parent-style-name="Table_20_Contents">
      <style:paragraph-properties fo:text-align="center" style:justify-single-word="false"/>
      <style:text-properties officeooo:rsid="001d4699" officeooo:paragraph-rsid="001d4699"/>
    </style:style>
    <style:style style:name="P7" style:family="paragraph" style:parent-style-name="Table_20_Contents">
      <style:text-properties officeooo:rsid="001d4699" officeooo:paragraph-rsid="001d4699"/>
    </style:style>
    <style:style style:name="P8" style:family="paragraph" style:parent-style-name="Standard">
      <style:text-properties officeooo:rsid="0026bf1c" officeooo:paragraph-rsid="0026bf1c"/>
    </style:style>
    <style:style style:name="P9" style:family="paragraph" style:parent-style-name="Table_20_Contents">
      <style:text-properties officeooo:rsid="0026bf1c" officeooo:paragraph-rsid="0026bf1c"/>
    </style:style>
    <style:style style:name="P10" style:family="paragraph" style:parent-style-name="Table_20_Contents">
      <style:text-properties officeooo:rsid="001f079b" officeooo:paragraph-rsid="001f079b"/>
    </style:style>
    <style:style style:name="P11" style:family="paragraph" style:parent-style-name="Table_20_Contents">
      <style:text-properties officeooo:rsid="0020e6cf" officeooo:paragraph-rsid="0020e6cf"/>
    </style:style>
    <style:style style:name="P12" style:family="paragraph" style:parent-style-name="Table_20_Contents">
      <style:text-properties officeooo:rsid="002181d7" officeooo:paragraph-rsid="002181d7"/>
    </style:style>
    <style:style style:name="P13" style:family="paragraph" style:parent-style-name="Table_20_Contents">
      <style:text-properties officeooo:rsid="00228cf9" officeooo:paragraph-rsid="00228cf9"/>
    </style:style>
    <style:style style:name="P14" style:family="paragraph" style:parent-style-name="Table_20_Contents">
      <style:text-properties officeooo:rsid="0022bdd7" officeooo:paragraph-rsid="0022bdd7"/>
    </style:style>
    <style:style style:name="P15" style:family="paragraph" style:parent-style-name="Table_20_Contents">
      <style:text-properties officeooo:rsid="0022fac3" officeooo:paragraph-rsid="0022fac3"/>
    </style:style>
    <style:style style:name="P16" style:family="paragraph" style:parent-style-name="Table_20_Contents">
      <style:text-properties officeooo:rsid="0024421c" officeooo:paragraph-rsid="0024421c"/>
    </style:style>
    <style:style style:name="P17" style:family="paragraph" style:parent-style-name="Table_20_Contents">
      <style:text-properties officeooo:rsid="0024d5d8" officeooo:paragraph-rsid="0024d5d8"/>
    </style:style>
    <style:style style:name="P18" style:family="paragraph" style:parent-style-name="Table_20_Contents">
      <style:text-properties officeooo:rsid="0027a43f" officeooo:paragraph-rsid="0027a43f"/>
    </style:style>
    <style:style style:name="P19" style:family="paragraph" style:parent-style-name="Table_20_Contents">
      <style:text-properties officeooo:rsid="0028c126" officeooo:paragraph-rsid="0028c126"/>
    </style:style>
    <style:style style:name="P20" style:family="paragraph" style:parent-style-name="Table_20_Contents">
      <style:text-properties officeooo:rsid="002922ea" officeooo:paragraph-rsid="002922ea"/>
    </style:style>
    <style:style style:name="P21" style:family="paragraph" style:parent-style-name="Table_20_Contents">
      <style:text-properties officeooo:rsid="002a4c35" officeooo:paragraph-rsid="002a4c35"/>
    </style:style>
    <style:style style:name="P22" style:family="paragraph" style:parent-style-name="Table_20_Contents">
      <style:text-properties officeooo:rsid="002ba822" officeooo:paragraph-rsid="002ba822"/>
    </style:style>
    <style:style style:name="P23" style:family="paragraph" style:parent-style-name="Heading_20_3">
      <style:text-properties fo:font-size="12pt" fo:font-weight="normal" officeooo:rsid="002922ea" officeooo:paragraph-rsid="002922ea" style:font-size-asian="10.5pt" style:font-weight-asian="normal" style:font-size-complex="12pt" style:font-weight-complex="normal"/>
    </style:style>
    <style:style style:name="P24" style:family="paragraph" style:parent-style-name="Standard">
      <style:text-properties officeooo:rsid="0035a765" officeooo:paragraph-rsid="0035a765"/>
    </style:style>
    <style:style style:name="P25" style:family="paragraph" style:parent-style-name="Table_20_Contents">
      <style:text-properties officeooo:rsid="002ba822" officeooo:paragraph-rsid="002ba822"/>
    </style:style>
    <style:style style:name="P26" style:family="paragraph" style:parent-style-name="Table_20_Contents">
      <style:text-properties officeooo:rsid="002e7972" officeooo:paragraph-rsid="002e7972"/>
    </style:style>
    <style:style style:name="P27" style:family="paragraph" style:parent-style-name="Table_20_Contents">
      <style:text-properties officeooo:rsid="0032d456" officeooo:paragraph-rsid="0032d456"/>
    </style:style>
    <style:style style:name="T1" style:family="text">
      <style:text-properties officeooo:rsid="0020e6cf"/>
    </style:style>
    <style:style style:name="T2" style:family="text">
      <style:text-properties officeooo:rsid="0024d5d8"/>
    </style:style>
    <style:style style:name="T3" style:family="text">
      <style:text-properties officeooo:rsid="0031125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32d456"/>
    </style:style>
    <style:style style:name="T6" style:family="text">
      <style:text-properties officeooo:rsid="0034526b"/>
    </style:style>
    <style:style style:name="T7" style:family="text">
      <style:text-properties officeooo:rsid="003577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For each Region, I picked the closest available one to SLC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G"/>
        <table:table-column table:style-name="Table1.H"/>
        <table:table-row>
          <table:table-cell table:style-name="Table1.A1" table:number-rows-spanned="2" office:value-type="string">
            <text:p text:style-name="P7">Item</text:p>
          </table:table-cell>
          <table:table-cell table:style-name="Table1.A1" table:number-rows-spanned="2" office:value-type="string">
            <text:p text:style-name="P7">Specs</text:p>
          </table:table-cell>
          <table:table-cell table:style-name="Table1.A1" table:number-columns-spanned="2" office:value-type="string">
            <text:p text:style-name="P6">AWS</text:p>
          </table:table-cell>
          <table:covered-table-cell/>
          <table:table-cell table:style-name="Table1.A1" table:number-columns-spanned="2" office:value-type="string">
            <text:p text:style-name="P5">Google Cloud</text:p>
          </table:table-cell>
          <table:covered-table-cell/>
          <table:table-cell table:style-name="Table1.G1" table:number-columns-spanned="2" office:value-type="string">
            <text:p text:style-name="P6">Azure</text:p>
          </table:table-cell>
          <table:covered-table-cell/>
        </table:table-row>
        <table:table-row>
          <table:covered-table-cell table:style-name="Table1.A1"/>
          <table:covered-table-cell table:style-name="Table1.A1"/>
          <table:table-cell table:style-name="Table1.C2" office:value-type="string">
            <text:p text:style-name="P10">Service Description</text:p>
          </table:table-cell>
          <table:table-cell table:style-name="Table1.C2" office:value-type="string">
            <text:p text:style-name="P10">Monthly Cost</text:p>
          </table:table-cell>
          <table:table-cell table:style-name="Table1.C2" office:value-type="string">
            <text:p text:style-name="P10">Service Description</text:p>
          </table:table-cell>
          <table:table-cell table:style-name="Table1.C2" office:value-type="string">
            <text:p text:style-name="P10">Monthly Cost</text:p>
          </table:table-cell>
          <table:table-cell table:style-name="Table1.C2" office:value-type="string">
            <text:p text:style-name="P10">Service Description</text:p>
          </table:table-cell>
          <table:table-cell table:style-name="Table1.H2" office:value-type="string">
            <text:p text:style-name="P10">Monthly Cost</text:p>
          </table:table-cell>
        </table:table-row>
        <table:table-row>
          <table:table-cell table:style-name="Table1.C2" office:value-type="string">
            <text:p text:style-name="P10">#1 - V<text:span text:style-name="T1">M</text:span></text:p>
          </table:table-cell>
          <table:table-cell table:style-name="Table1.C2" office:value-type="string">
            <text:p text:style-name="P11">General Purpose</text:p>
          </table:table-cell>
          <table:table-cell table:style-name="Table1.C2" office:value-type="string">
            <text:h text:style-name="Heading_20_4" text:outline-level="4"><text:span text:style-name="Strong_20_Emphasis"><text:span text:style-name="T4">t4g.2xlarg</text:span></text:span></text:h>
          </table:table-cell>
          <table:table-cell table:style-name="Table1.C2" office:value-type="string">
            <text:p text:style-name="P12">$ <text:span text:style-name="T3">233</text:span>.<text:span text:style-name="T3">6</text:span>0</text:p>
          </table:table-cell>
          <table:table-cell table:style-name="Table1.C2" office:value-type="string">
            <text:p text:style-name="Table_20_Contents">n2d-standard-8 </text:p>
          </table:table-cell>
          <table:table-cell table:style-name="Table1.C2" office:value-type="string">
            <text:p text:style-name="P12">$ 296.33</text:p>
          </table:table-cell>
          <table:table-cell table:style-name="Table1.C2" office:value-type="string">
            <text:p text:style-name="Table_20_Contents">D8 v4</text:p>
          </table:table-cell>
          <table:table-cell table:style-name="Table1.H2" office:value-type="string">
            <text:p text:style-name="P12">$ 327.04</text:p>
          </table:table-cell>
        </table:table-row>
        <table:table-row>
          <table:table-cell table:style-name="Table1.C2" office:value-type="string">
            <text:p text:style-name="P12"># 2 – Attached Storage</text:p>
          </table:table-cell>
          <table:table-cell table:style-name="Table1.C2" office:value-type="string">
            <text:p text:style-name="P12">500 GiB Storage</text:p>
          </table:table-cell>
          <table:table-cell table:style-name="Table1.C2" office:value-type="string">
            <text:p text:style-name="P27">Optimized HDD</text:p>
          </table:table-cell>
          <table:table-cell table:style-name="Table1.C2" office:value-type="string">
            <text:p text:style-name="P13">$ <text:span text:style-name="T5">27</text:span></text:p>
          </table:table-cell>
          <table:table-cell table:style-name="Table1.C2" office:value-type="string">
            <text:p text:style-name="P13">Zonal Standard </text:p>
          </table:table-cell>
          <table:table-cell table:style-name="Table1.C2" office:value-type="string">
            <text:p text:style-name="P13">$ <text:span text:style-name="T2">20</text:span></text:p>
          </table:table-cell>
          <table:table-cell table:style-name="Table1.C2" office:value-type="string">
            <text:p text:style-name="P14">Standard HDD</text:p>
          </table:table-cell>
          <table:table-cell table:style-name="Table1.H2" office:value-type="string">
            <text:p text:style-name="P14">$ <text:span text:style-name="T2">21</text:span>.<text:span text:style-name="T2">76</text:span></text:p>
          </table:table-cell>
        </table:table-row>
        <table:table-row>
          <table:table-cell table:style-name="Table1.C2" office:value-type="string">
            <text:p text:style-name="P15"># 3 – Object or Blob Storage</text:p>
          </table:table-cell>
          <table:table-cell table:style-name="Table1.C2" office:value-type="string">
            <text:p text:style-name="Table_20_Contents">2 TiB</text:p>
            <text:p text:style-name="Table_20_Contents">- 8 million gets requests a total</text:p>
            <text:p text:style-name="Table_20_Contents">of 4 TBs of data</text:p>
            <text:p text:style-name="Table_20_Contents">- 3 million puts requests a total</text:p>
            <text:p text:style-name="Table_20_Contents">of 2 TBs of data</text:p>
          </table:table-cell>
          <table:table-cell table:style-name="Table1.C2" office:value-type="string">
            <text:p text:style-name="P16">S3 Standard</text:p>
          </table:table-cell>
          <table:table-cell table:style-name="Table1.C2" office:value-type="string">
            <text:p text:style-name="P16"><text:span text:style-name="T2">$ </text:span>73.27</text:p>
          </table:table-cell>
          <table:table-cell table:style-name="Table1.C2" office:value-type="string">
            <text:p text:style-name="P9">Cloud Storage</text:p>
          </table:table-cell>
          <table:table-cell table:style-name="Table1.C2" office:value-type="string">
            <text:p text:style-name="P17">$ 88.30</text:p>
          </table:table-cell>
          <table:table-cell table:style-name="Table1.C2" office:value-type="string">
            <text:p text:style-name="P9">Azure Blob</text:p>
            <text:p text:style-name="P9">Storage (General</text:p>
            <text:p text:style-name="P9">Purpose V2)</text:p>
          </table:table-cell>
          <table:table-cell table:style-name="Table1.H2" office:value-type="string">
            <text:p text:style-name="P18">$ 76.43</text:p>
          </table:table-cell>
        </table:table-row>
        <table:table-row>
          <table:table-cell table:style-name="Table1.C2" office:value-type="string">
            <text:p text:style-name="Table_20_Contents">Item #4 – Data transfer into the cloud</text:p>
          </table:table-cell>
          <table:table-cell table:style-name="Table1.C2" office:value-type="string">
            <text:p text:style-name="Table_20_Contents">1 TB transferred from an on-</text:p>
            <text:p text:style-name="Table_20_Contents">premise machine into cloud</text:p>
            <text:p text:style-name="Table_20_Contents">object storage</text:p>
          </table:table-cell>
          <table:table-cell table:style-name="Table1.C2" office:value-type="string">
            <text:p text:style-name="P19">Inbound data transfer from Internet</text:p>
          </table:table-cell>
          <table:table-cell table:style-name="Table1.C2" office:value-type="string">
            <text:p text:style-name="P19">FREE</text:p>
          </table:table-cell>
          <table:table-cell table:style-name="Table1.C2" office:value-type="string">
            <text:p text:style-name="P19">Cloud Storage Inbound</text:p>
          </table:table-cell>
          <table:table-cell table:style-name="Table1.C2" office:value-type="string">
            <text:p text:style-name="P19">$ 11.26</text:p>
          </table:table-cell>
          <table:table-cell table:style-name="Table1.C2" office:value-type="string">
            <text:p text:style-name="P19">Data Transfer into the Cloud</text:p>
          </table:table-cell>
          <table:table-cell table:style-name="Table1.H2" office:value-type="string">
            <text:p text:style-name="P19">FREE</text:p>
          </table:table-cell>
        </table:table-row>
        <table:table-row>
          <table:table-cell table:style-name="Table1.C2" office:value-type="string">
            <text:p text:style-name="Table_20_Contents">#5 - Data Transfer</text:p>
            <text:p text:style-name="Table_20_Contents">out of the Cloud</text:p>
          </table:table-cell>
          <table:table-cell table:style-name="Table1.C2" office:value-type="string">
            <text:p text:style-name="Table_20_Contents">3 TB transferred out of cloud</text:p>
            <text:p text:style-name="Table_20_Contents">object storage to an on-premise</text:p>
            <text:p text:style-name="Table_20_Contents">machine</text:p>
          </table:table-cell>
          <table:table-cell table:style-name="Table1.C2" office:value-type="string">
            <text:p text:style-name="P22">Outbound Internet Data Transfer</text:p>
          </table:table-cell>
          <table:table-cell table:style-name="Table1.C2" office:value-type="string">
            <text:p text:style-name="P22">$ 27<text:span text:style-name="T7">0</text:span></text:p>
          </table:table-cell>
          <table:table-cell table:style-name="Table1.C2" office:value-type="string">
            <text:p text:style-name="P22">Cloud Storage Outbound</text:p>
          </table:table-cell>
          <table:table-cell table:style-name="Table1.C2" office:value-type="string">
            <text:p text:style-name="P21">$ 34.91</text:p>
          </table:table-cell>
          <table:table-cell table:style-name="Table1.C2" office:value-type="string">
            <text:h text:style-name="P4" text:outline-level="3">Internet Regress, via ISP network</text:h>
          </table:table-cell>
          <table:table-cell table:style-name="Table1.H2" office:value-type="string">
            <text:p text:style-name="P20">$ 55.86</text:p>
          </table:table-cell>
        </table:table-row>
        <table:table-row>
          <table:table-cell table:style-name="Table1.C2" office:value-type="string">
            <text:p text:style-name="P26">Total</text:p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P22"/>
          </table:table-cell>
          <table:table-cell table:style-name="Table1.C2" office:value-type="string">
            <text:p text:style-name="P26">$ <text:span text:style-name="T6">6</text:span><text:span text:style-name="T7">03.87</text:span></text:p>
          </table:table-cell>
          <table:table-cell table:style-name="Table1.C2" office:value-type="string">
            <text:p text:style-name="P22"/>
          </table:table-cell>
          <table:table-cell table:style-name="Table1.C2" office:value-type="string">
            <text:p text:style-name="P26">$ 450.80</text:p>
          </table:table-cell>
          <table:table-cell table:style-name="Table1.C2" office:value-type="string">
            <text:h text:style-name="P4" text:outline-level="3"/>
          </table:table-cell>
          <table:table-cell table:style-name="Table1.H2" office:value-type="string">
            <text:p text:style-name="P26">$404.66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14:34:58.475932598</meta:creation-date>
    <dc:date>2023-09-05T21:50:48.517158665</dc:date>
    <meta:editing-duration>PT2H10M30S</meta:editing-duration>
    <meta:editing-cycles>28</meta:editing-cycles>
    <meta:generator>LibreOffice/7.5.5.2$Linux_X86_64 LibreOffice_project/50$Build-2</meta:generator>
    <meta:document-statistic meta:table-count="1" meta:image-count="0" meta:object-count="0" meta:page-count="1" meta:paragraph-count="67" meta:word-count="191" meta:character-count="1000" meta:non-whitespace-character-count="871"/>
  </office:meta>
</office:document-meta>
</file>